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407cm" style:rel-column-width="4199*"/>
    </style:style>
    <style:style style:name="Table3.B" style:family="table-column">
      <style:table-column-properties style:column-width="8.595cm" style:rel-column-width="487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1.959cm" fo:margin-left="2.316cm" table:align="left"/>
    </style:style>
    <style:style style:name="Table4.A" style:family="table-column">
      <style:table-column-properties style:column-width="4.604cm"/>
    </style:style>
    <style:style style:name="Table4.B" style:family="table-column">
      <style:table-column-properties style:column-width="7.355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hadow="none"/>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P1"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2" style:family="paragraph" style:parent-style-name="Standard" style:list-style-name="L1">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5" style:family="paragraph" style:parent-style-name="Standard" style:list-style-name="L1">
      <style:paragraph-properties fo:line-height="150%" fo:text-align="justify" style:justify-single-word="false"/>
      <style:text-properties style:font-name="Times New Roman" fo:font-size="14pt" fo:language="ro" fo:country="RO" officeooo:rsid="0022d487" officeooo:paragraph-rsid="0022d487" fo:background-color="transparent" style:font-size-asian="12.25pt" style:language-asian="zxx" style:country-asian="none" style:font-size-complex="14pt" style:language-complex="zxx" style:country-complex="none"/>
    </style:style>
    <style:style style:name="P6" style:family="paragraph" style:parent-style-name="Standard" style:list-style-name="L2">
      <style:paragraph-properties fo:line-height="150%" fo:text-align="justify" style:justify-single-word="false"/>
      <style:text-properties style:font-name="Times New Roman" fo:font-size="14pt" fo:language="ro" fo:country="RO" officeooo:rsid="0016f83e" officeooo:paragraph-rsid="0016f83e" fo:background-color="transparent" style:font-size-asian="12.25pt" style:language-asian="zxx" style:country-asian="none" style:font-size-complex="14pt" style:language-complex="zxx" style:country-complex="none"/>
    </style:style>
    <style:style style:name="P7" style:family="paragraph" style:parent-style-name="Standard" style:list-style-name="L2">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8"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9"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10" style:family="paragraph" style:parent-style-name="Standard">
      <style:paragraph-properties fo:line-height="150%"/>
      <style:text-properties fo:color="#000000" style:font-name="Consolas" fo:font-size="11pt" fo:language="ro" fo:country="RO" fo:background-color="transparent" style:font-size-asian="11pt" style:language-asian="zxx" style:country-asian="none" style:font-size-complex="11pt" style:language-complex="zxx" style:country-complex="none"/>
    </style:style>
    <style:style style:name="P11" style:family="paragraph" style:parent-style-name="Standard">
      <style:paragraph-properties fo:line-height="150%" fo:text-align="justify" style:justify-single-word="false"/>
      <style:text-properties fo:color="#000000" style:font-name="Consolas" fo:font-size="11pt" fo:language="ro" fo:country="RO" fo:background-color="transparent" style:font-size-asian="11pt" style:language-asian="zxx" style:country-asian="none" style:font-size-complex="11pt" style:language-complex="zxx" style:country-complex="none"/>
    </style:style>
    <style:style style:name="P12" style:family="paragraph" style:parent-style-name="Standard">
      <style:paragraph-properties fo:line-height="150%" fo:text-align="justify" style:justify-single-word="false"/>
      <style:text-properties fo:color="#000000" style:font-name="Consolas" fo:font-size="11pt" fo:language="ro" fo:country="RO" officeooo:paragraph-rsid="0011ef55" fo:background-color="transparent" style:font-size-asian="11pt" style:language-asian="zxx" style:country-asian="none" style:font-size-complex="11pt" style:language-complex="zxx" style:country-complex="none"/>
    </style:style>
    <style:style style:name="P13" style:family="paragraph" style:parent-style-name="Standard">
      <style:paragraph-properties fo:line-height="150%" fo:text-align="justify" style:justify-single-word="false"/>
      <style:text-properties fo:color="#000000" style:font-name="Consolas" fo:font-size="11pt" fo:language="ro" fo:country="RO" officeooo:paragraph-rsid="001c1df5" fo:background-color="transparent" style:font-size-asian="11pt" style:language-asian="zxx" style:country-asian="none" style:font-size-complex="11pt" style:language-complex="zxx" style:country-complex="none"/>
    </style:style>
    <style:style style:name="P14" style:family="paragraph" style:parent-style-name="Standard">
      <style:paragraph-properties fo:line-height="150%" fo:text-align="justify" style:justify-single-word="false"/>
      <style:text-properties fo:color="#000000" style:font-name="Consolas" fo:font-size="9.5pt" fo:language="ro" fo:country="RO" officeooo:rsid="0021491d" officeooo:paragraph-rsid="0021491d" fo:background-color="transparent" style:font-size-asian="9.5pt" style:language-asian="zxx" style:country-asian="none" style:font-size-complex="11pt" style:language-complex="zxx" style:country-complex="none"/>
    </style:style>
    <style:style style:name="P15" style:family="paragraph" style:parent-style-name="Standard">
      <style:paragraph-properties fo:line-height="150%"/>
      <style:text-properties fo:color="#000000" fo:font-size="11pt" fo:language="ro" fo:country="RO" fo:background-color="transparent" style:font-size-asian="11pt" style:language-asian="zxx" style:country-asian="none" style:font-size-complex="11pt" style:language-complex="zxx" style:country-complex="none"/>
    </style:style>
    <style:style style:name="P16" style:family="paragraph" style:parent-style-name="Standard">
      <style:paragraph-properties fo:line-height="150%" fo:text-align="justify" style:justify-single-word="false"/>
      <style:text-properties fo:color="#000000" fo:font-size="11pt" fo:language="ro" fo:country="RO" fo:background-color="transparent" style:font-size-asian="11pt" style:language-asian="zxx" style:country-asian="none" style:font-size-complex="11pt" style:language-complex="zxx" style:country-complex="none"/>
    </style:style>
    <style:style style:name="P17" style:family="paragraph" style:parent-style-name="Standard">
      <style:paragraph-properties fo:line-height="150%" fo:text-align="justify" style:justify-single-word="false"/>
      <style:text-properties fo:color="#000000" fo:font-size="11pt" fo:language="ro" fo:country="RO" officeooo:paragraph-rsid="002cf966" fo:background-color="transparent" style:font-size-asian="11pt" style:language-asian="zxx" style:country-asian="none" style:font-size-complex="11pt" style:language-complex="zxx" style:country-complex="none"/>
    </style:style>
    <style:style style:name="P18" style:family="paragraph" style:parent-style-name="Standard">
      <style:paragraph-properties fo:line-height="150%" fo:text-align="justify" style:justify-single-word="false"/>
      <style:text-properties fo:color="#000000" fo:font-size="11pt" fo:language="ro" fo:country="RO" officeooo:paragraph-rsid="0034bb96" fo:background-color="transparent" style:font-size-asian="11pt" style:language-asian="zxx" style:country-asian="none" style:font-size-complex="11pt" style:language-complex="zxx" style:country-complex="none"/>
    </style:style>
    <style:style style:name="P19" style:family="paragraph" style:parent-style-name="Standard">
      <style:paragraph-properties fo:line-height="150%" fo:text-align="justify" style:justify-single-word="false"/>
      <style:text-properties fo:color="#000000" fo:font-size="11pt" fo:language="ro" fo:country="RO" officeooo:rsid="002cf966" officeooo:paragraph-rsid="002cf966" fo:background-color="transparent" style:font-size-asian="11pt" style:language-asian="zxx" style:country-asian="none" style:font-size-complex="11pt" style:language-complex="zxx" style:country-complex="none"/>
    </style:style>
    <style:style style:name="P20"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21" style:family="paragraph" style:parent-style-name="Standard">
      <style:paragraph-properties fo:line-height="150%" fo:text-align="justify" style:justify-single-word="false"/>
      <style:text-properties fo:color="#000000" style:font-name="Times New Roman" fo:font-size="11pt" fo:language="ro" fo:country="RO" fo:background-color="transparent" style:font-size-asian="11pt" style:language-asian="zxx" style:country-asian="none" style:font-size-complex="11pt" style:language-complex="zxx" style:country-complex="none"/>
    </style:style>
    <style:style style:name="P22" style:family="paragraph" style:parent-style-name="Standard">
      <style:paragraph-properties fo:line-height="150%" fo:text-align="justify" style:justify-single-word="false"/>
      <style:text-properties fo:color="#000000" style:font-name="Times New Roman" fo:font-size="11pt" fo:language="ro" fo:country="RO" officeooo:paragraph-rsid="001c1df5" fo:background-color="transparent" style:font-size-asian="11pt" style:language-asian="zxx" style:country-asian="none" style:font-size-complex="11pt" style:language-complex="zxx" style:country-complex="none"/>
    </style:style>
    <style:style style:name="P23" style:family="paragraph" style:parent-style-name="Standard">
      <style:paragraph-properties fo:line-height="150%" fo:text-align="justify" style:justify-single-word="false"/>
      <style:text-properties fo:color="#000000" style:font-name="Times New Roman" fo:font-size="11pt" fo:language="ro" fo:country="RO" officeooo:rsid="0021491d" officeooo:paragraph-rsid="0021491d" fo:background-color="transparent" style:font-size-asian="11pt" style:language-asian="zxx" style:country-asian="none" style:font-size-complex="11pt" style:language-complex="zxx" style:country-complex="none"/>
    </style:style>
    <style:style style:name="P24"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25"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27"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28" style:family="paragraph" style:parent-style-name="Standard">
      <style:paragraph-properties fo:line-height="150%" fo:text-align="end" style:justify-single-word="false"/>
      <style:text-properties fo:color="#808080" style:font-name="Times New Roman" fo:font-size="11pt" fo:language="ro" fo:country="RO" officeooo:rsid="0011ef55" officeooo:paragraph-rsid="0011ef55" fo:background-color="transparent" style:font-size-asian="11pt" style:language-asian="zxx" style:country-asian="none" style:font-size-complex="11pt" style:language-complex="zxx" style:country-complex="none"/>
    </style:style>
    <style:style style:name="P29" style:family="paragraph" style:parent-style-name="Standard">
      <style:paragraph-properties fo:line-height="150%" fo:text-align="end" style:justify-single-word="false"/>
      <style:text-properties fo:color="#808080" style:font-name="Times New Roman" fo:font-size="11pt" fo:language="ro" fo:country="RO" officeooo:rsid="001362c6" officeooo:paragraph-rsid="001362c6" fo:background-color="transparent" style:font-size-asian="11pt" style:language-asian="zxx" style:country-asian="none" style:font-size-complex="11pt" style:language-complex="zxx" style:country-complex="none"/>
    </style:style>
    <style:style style:name="P30" style:family="paragraph" style:parent-style-name="Standard">
      <style:paragraph-properties fo:line-height="150%" fo:text-align="justify" style:justify-single-word="false"/>
      <style:text-properties fo:color="#808080" style:font-name="Times New Roman" fo:font-size="11pt" fo:language="ro" fo:country="RO" officeooo:rsid="0021491d" officeooo:paragraph-rsid="0021491d" fo:background-color="transparent" style:font-size-asian="11pt" style:language-asian="zxx" style:country-asian="none" style:font-size-complex="11pt" style:language-complex="zxx" style:country-complex="none"/>
    </style:style>
    <style:style style:name="P31" style:family="paragraph" style:parent-style-name="Standard">
      <style:paragraph-properties fo:line-height="150%" fo:text-align="end" style:justify-single-word="false"/>
      <style:text-properties fo:color="#808080" style:font-name="Times New Roman" fo:font-size="11pt" fo:language="ro" fo:country="RO" officeooo:rsid="001c1df5" officeooo:paragraph-rsid="0021491d" fo:background-color="transparent" style:font-size-asian="11pt" style:language-asian="zxx" style:country-asian="none" style:font-size-complex="11pt" style:language-complex="zxx" style:country-complex="none"/>
    </style:style>
    <style:style style:name="P32" style:family="paragraph" style:parent-style-name="Standard">
      <style:paragraph-properties fo:line-height="150%" fo:text-align="end" style:justify-single-word="false"/>
      <style:text-properties fo:color="#808080" style:font-name="Times New Roman" fo:font-size="11pt" fo:language="ro" fo:country="RO" officeooo:rsid="001c1df5" officeooo:paragraph-rsid="001c1df5" fo:background-color="transparent" style:font-size-asian="11pt" style:language-asian="zxx" style:country-asian="none" style:font-size-complex="11pt" style:language-complex="zxx" style:country-complex="none"/>
    </style:style>
    <style:style style:name="P33"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P34" style:family="paragraph" style:parent-style-name="Table_20_Contents">
      <style:paragraph-properties fo:line-height="150%" fo:text-align="end" style:justify-single-word="false"/>
      <style:text-properties fo:language="ro" fo:country="RO" fo:background-color="transparent" style:language-asian="zxx" style:country-asian="none" style:language-complex="zxx" style:country-complex="none"/>
    </style:style>
    <style:style style:name="P35" style:family="paragraph" style:parent-style-name="Table_20_Contents">
      <style:paragraph-properties fo:line-height="150%" fo:text-align="end" style:justify-single-word="false"/>
      <style:text-properties fo:language="ro" fo:country="RO" officeooo:paragraph-rsid="001aba14" fo:background-color="transparent" style:language-asian="zxx" style:country-asian="none" style:language-complex="zxx" style:country-complex="none"/>
    </style:style>
    <style:style style:name="P36" style:family="paragraph" style:parent-style-name="Table_20_Contents">
      <style:paragraph-properties fo:line-height="150%" fo:text-align="end" style:justify-single-word="false"/>
      <style:text-properties fo:color="#808080" style:font-name="Times New Roman" fo:font-size="11pt" fo:language="ro" fo:country="RO" officeooo:rsid="00270608" officeooo:paragraph-rsid="002a64b8" fo:background-color="transparent" style:font-size-asian="11pt" style:language-asian="zxx" style:country-asian="none" style:font-size-complex="11pt" style:language-complex="zxx" style:country-complex="none"/>
    </style:style>
    <style:style style:name="P37" style:family="paragraph" style:parent-style-name="Table_20_Contents">
      <style:paragraph-properties fo:line-height="150%" fo:text-align="end" style:justify-single-word="false"/>
      <style:text-properties fo:color="#808080" style:font-name="Times New Roman" fo:font-size="11pt" fo:language="ro" fo:country="RO" officeooo:rsid="00270608" officeooo:paragraph-rsid="00270608" fo:background-color="transparent" style:font-size-asian="11pt" style:language-asian="zxx" style:country-asian="none" style:font-size-complex="11pt" style:language-complex="zxx" style:country-complex="none"/>
    </style:style>
    <style:style style:name="P38"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T1" style:family="text">
      <style:text-properties officeooo:rsid="000feaab"/>
    </style:style>
    <style:style style:name="T2" style:family="text">
      <style:text-properties officeooo:rsid="0011ef55"/>
    </style:style>
    <style:style style:name="T3" style:family="text">
      <style:text-properties fo:font-style="italic" style:font-style-asian="italic" style:font-style-complex="italic"/>
    </style:style>
    <style:style style:name="T4" style:family="text">
      <style:text-properties fo:font-style="italic" officeooo:rsid="0022d487" style:font-style-asian="italic" style:font-style-complex="italic"/>
    </style:style>
    <style:style style:name="T5" style:family="text">
      <style:text-properties fo:font-style="italic" officeooo:rsid="001c1df5" style:font-style-asian="italic" style:font-style-complex="italic"/>
    </style:style>
    <style:style style:name="T6" style:family="text">
      <style:text-properties fo:font-style="italic" officeooo:rsid="001362c6" style:font-style-asian="italic" style:font-style-complex="italic"/>
    </style:style>
    <style:style style:name="T7" style:family="text">
      <style:text-properties style:font-name="Consolas"/>
    </style:style>
    <style:style style:name="T8" style:family="text">
      <style:text-properties style:font-name="Consolas" fo:font-size="9.5pt" style:font-size-asian="9.5pt"/>
    </style:style>
    <style:style style:name="T9" style:family="text">
      <style:text-properties style:font-name="Consolas" officeooo:rsid="0022d487"/>
    </style:style>
    <style:style style:name="T10" style:family="text">
      <style:text-properties style:font-name="Consolas"/>
    </style:style>
    <style:style style:name="T11" style:family="text">
      <style:text-properties style:font-name="Consolas"/>
    </style:style>
    <style:style style:name="T12" style:family="text">
      <style:text-properties style:font-name="Consolas"/>
    </style:style>
    <style:style style:name="T13" style:family="text">
      <style:text-properties style:font-name="Consolas"/>
    </style:style>
    <style:style style:name="T14" style:family="text">
      <style:text-properties style:font-name="Consolas"/>
    </style:style>
    <style:style style:name="T15" style:family="text">
      <style:text-properties style:font-name="Consolas"/>
    </style:style>
    <style:style style:name="T16" style:family="text">
      <style:text-properties style:font-name="Consolas"/>
    </style:style>
    <style:style style:name="T17" style:family="text">
      <style:text-properties style:font-name="Consolas"/>
    </style:style>
    <style:style style:name="T18" style:family="text">
      <style:text-properties style:font-name="Consolas"/>
    </style:style>
    <style:style style:name="T19" style:family="text">
      <style:text-properties style:font-name="Consolas" officeooo:rsid="002cf966"/>
    </style:style>
    <style:style style:name="T20" style:family="text">
      <style:text-properties style:font-name="Consolas" officeooo:rsid="002cf966"/>
    </style:style>
    <style:style style:name="T21" style:family="text">
      <style:text-properties style:font-name="Consolas" officeooo:rsid="002cf966"/>
    </style:style>
    <style:style style:name="T22" style:family="text">
      <style:text-properties style:font-name="Consolas" officeooo:rsid="002a64b8"/>
    </style:style>
    <style:style style:name="T23" style:family="text">
      <style:text-properties style:font-name="Consolas" officeooo:rsid="0034bb96"/>
    </style:style>
    <style:style style:name="T24" style:family="text">
      <style:text-properties style:font-name="Consolas" officeooo:rsid="0034ee9e"/>
    </style:style>
    <style:style style:name="T25" style:family="text">
      <style:text-properties officeooo:rsid="001362c6"/>
    </style:style>
    <style:style style:name="T26" style:family="text">
      <style:text-properties style:font-name="Times New Roman" fo:font-size="14pt" officeooo:rsid="001aba14" style:font-size-asian="12.25pt" style:font-size-complex="14pt"/>
    </style:style>
    <style:style style:name="T27" style:family="text">
      <style:text-properties style:font-name="Times New Roman" fo:font-size="14pt" officeooo:rsid="002a64b8" style:font-size-asian="12.25pt" style:font-size-complex="14pt"/>
    </style:style>
    <style:style style:name="T28" style:family="text">
      <style:text-properties officeooo:rsid="001c1df5"/>
    </style:style>
    <style:style style:name="T29" style:family="text">
      <style:text-properties officeooo:rsid="001f87bf"/>
    </style:style>
    <style:style style:name="T30" style:family="text">
      <style:text-properties officeooo:rsid="0021491d"/>
    </style:style>
    <style:style style:name="T31" style:family="text">
      <style:text-properties officeooo:rsid="0022d487"/>
    </style:style>
    <style:style style:name="T32" style:family="text">
      <style:text-properties fo:font-size="14pt" style:font-size-asian="14pt" style:font-size-complex="14pt"/>
    </style:style>
    <style:style style:name="T33" style:family="text">
      <style:text-properties officeooo:rsid="0024c2ee"/>
    </style:style>
    <style:style style:name="T34" style:family="text">
      <style:text-properties officeooo:rsid="0029a60e"/>
    </style:style>
    <style:style style:name="T35" style:family="text">
      <style:text-properties fo:color="#000000" style:font-name="Times New Roman" fo:font-size="14pt" fo:font-style="normal" style:font-size-asian="12.25pt" style:font-style-asian="normal" style:font-size-complex="14pt" style:font-style-complex="normal"/>
    </style:style>
    <style:style style:name="T36" style:family="text">
      <style:text-properties fo:color="#000000" style:font-name="Times New Roman" fo:font-size="14pt" fo:font-style="normal" officeooo:rsid="002be49d" style:font-size-asian="12.25pt" style:font-style-asian="normal" style:font-size-complex="14pt" style:font-style-complex="normal"/>
    </style:style>
    <style:style style:name="T37" style:family="text">
      <style:text-properties fo:color="#000000" style:font-name="Times New Roman" fo:font-size="14pt" fo:font-style="normal" officeooo:rsid="002ce9aa" style:font-size-asian="12.25pt" style:font-style-asian="normal" style:font-size-complex="14pt" style:font-style-complex="normal"/>
    </style:style>
    <style:style style:name="T38" style:family="text">
      <style:text-properties fo:color="#000000" style:font-name="Times New Roman" fo:font-size="14pt" fo:font-style="normal" officeooo:rsid="002cf966" style:font-size-asian="12.25pt" style:font-style-asian="normal" style:font-size-complex="14pt" style:font-style-complex="normal"/>
    </style:style>
    <style:style style:name="T39" style:family="text">
      <style:text-properties fo:color="#000000" style:font-name="Times New Roman" fo:font-size="14pt" fo:font-style="normal" officeooo:rsid="0034bb96" style:font-size-asian="12.25pt" style:font-style-asian="normal" style:font-size-complex="14pt" style:font-style-complex="normal"/>
    </style:style>
    <style:style style:name="T40" style:family="text">
      <style:text-properties fo:color="#000000" style:font-name="Times New Roman" fo:font-size="14pt" fo:font-style="normal" officeooo:rsid="0036eb1e" style:font-size-asian="12.25pt" style:font-style-asian="normal" style:font-size-complex="14pt" style:font-style-complex="normal"/>
    </style:style>
    <style:style style:name="T41" style:family="text">
      <style:text-properties fo:color="#000000" style:font-name="Times New Roman" fo:font-size="14pt" officeooo:rsid="002a64b8" style:font-size-asian="12.25pt" style:font-size-complex="14pt"/>
    </style:style>
    <style:style style:name="T42" style:family="text">
      <style:text-properties fo:color="#000000" style:font-name="Times New Roman" fo:font-size="14pt" officeooo:rsid="002b89d6" style:font-size-asian="12.25pt" style:font-size-complex="14pt"/>
    </style:style>
    <style:style style:name="T43" style:family="text">
      <style:text-properties fo:color="#000000" style:font-name="Times New Roman" fo:font-size="14pt" officeooo:rsid="002be49d" style:font-size-asian="12.25pt" style:font-size-complex="14pt"/>
    </style:style>
    <style:style style:name="T44" style:family="text">
      <style:text-properties fo:color="#000000" style:font-name="Times New Roman" fo:font-size="14pt" style:font-size-asian="14pt" style:font-size-complex="14pt"/>
    </style:style>
    <style:style style:name="T45" style:family="text">
      <style:text-properties fo:color="#000000" style:font-name="Times New Roman" fo:font-size="14pt" officeooo:rsid="002a64b8" style:font-size-asian="14pt" style:font-size-complex="14pt"/>
    </style:style>
    <style:style style:name="T46" style:family="text">
      <style:text-properties fo:color="#000000" style:font-name="Times New Roman" fo:font-size="14pt" fo:font-style="italic" officeooo:rsid="002be49d" style:font-size-asian="12.25pt" style:font-style-asian="italic" style:font-size-complex="14pt" style:font-style-complex="italic"/>
    </style:style>
    <style:style style:name="T47" style:family="text">
      <style:text-properties fo:color="#000000" style:font-name="Times New Roman" fo:font-size="14pt" fo:font-style="italic" officeooo:rsid="0036eb1e" style:font-size-asian="12.25pt" style:font-style-asian="italic" style:font-size-complex="14pt" style:font-style-complex="italic"/>
    </style:style>
    <style:style style:name="T48" style:family="text">
      <style:text-properties fo:color="#000000" style:font-name="Times New Roman" fo:font-size="13pt" style:font-size-asian="13pt" style:font-size-complex="13pt"/>
    </style:style>
    <style:style style:name="T49" style:family="text">
      <style:text-properties fo:language="ro" fo:country="RO"/>
    </style:style>
    <style:style style:name="T50" style:family="text">
      <style:text-properties fo:color="#808080" style:font-name="Times New Roman" fo:font-size="11pt" fo:font-style="normal" officeooo:rsid="002be49d" style:font-size-asian="11pt" style:font-style-asian="normal" style:font-size-complex="14pt" style:font-style-complex="normal"/>
    </style:style>
    <style:style style:name="T51" style:family="text">
      <style:text-properties fo:color="#808080" style:font-name="Times New Roman" fo:font-size="11pt" style:font-size-asian="11pt"/>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span text:style-name="T1">În acest capitol vor fi discutate aspectele ce țin de implementarea aplicației prin prezentarea unor secvențe de cod a algoritmilor, structurilor de date și claselor implicate în componentele sistemului.</text:span></text:p>
      <text:p text:style-name="P26"/>
      <text:p text:style-name="P27">3.1. <text:s/>Motorul de șah</text:p>
      <text:p text:style-name="P1"><text:tab/><text:span text:style-name="T2">Considerări generale pentru reprezentarea unei poziții* de șah:</text:span></text:p>
      <text:list xml:id="list5547164174138374418" text:style-name="L1">
        <text:list-item>
          <text:p text:style-name="P2">reținerea pozițiilor pentru fiecare piesă de pe tablă;</text:p>
        </text:list-item>
        <text:list-item>
          <text:p text:style-name="P2">reținerea culorii ce trebuie să mute;</text:p>
        </text:list-item>
        <text:list-item>
          <text:p text:style-name="P2">monitorizarea mișcării regilor și turelor, utilă pentru rocadă;</text:p>
        </text:list-item>
        <text:list-item>
          <text:p text:style-name="P2">reținearea ultimei mutări efectuate, hotărăște dacă este posibilă o capturare <text:span text:style-name="T3">en passant</text:span>;</text:p>
        </text:list-item>
        <text:list-item>
          <text:p text:style-name="P2">contorizarea numărului de mutări de la ultima mutare a unui pion sau ultima capturare a unei piese, folosită pentru regula celor 50 de mutări;</text:p>
        </text:list-item>
        <text:list-item>
          <text:p text:style-name="P5">o cheie unică de identificare a poziției de joc.</text:p>
        </text:list-item>
      </text:list>
      <text:p text:style-name="P3"><text:tab/>Pentru reprezentarea acestor date s-a folosit o structură de date <text:span text:style-name="T3">S_BOARD</text:span> ce reține informațiile necesare unei poziții de șah(figura 21).</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20">BRD_SQ_NUM reprezintă numărul total de pătrate ce se reprezintă în memorie.</text:p>
          </table:table-cell>
          <table:table-cell table:style-name="Table2.A1" office:value-type="string">
            <text:p text:style-name="P20"/>
          </table:table-cell>
          <table:table-cell table:style-name="Table2.C1" office:value-type="string">
            <text:p text:style-name="P11">typedef struct {</text:p>
            <text:p text:style-name="P11"/>
            <text:p text:style-name="P11"><text:tab/>int pieces[BRD_SQ_NUM];</text:p>
            <text:p text:style-name="P11"><text:tab/>int side;</text:p>
            <text:p text:style-name="P12"><text:tab/>int castlePerm;</text:p>
            <text:p text:style-name="P12"><text:tab/>int enPas;</text:p>
            <text:p text:style-name="P11"><text:tab/>int fiftyMove;</text:p>
            <text:p text:style-name="P21"><text:span text:style-name="T7"><text:tab/></text:span><text:span text:style-name="T9">U64 posKey;</text:span></text:p>
            <text:p text:style-name="P11"/>
            <text:p text:style-name="P11">} S_BOARD;</text:p>
          </table:table-cell>
        </table:table-row>
      </table:table>
      <text:p text:style-name="P28">Figura 21</text:p>
      <text:p text:style-name="P28">Strutura de date S_BOARD<text:span text:style-name="T32"> </text:span></text:p>
      <table:table table:name="Table1" table:style-name="Table1">
        <table:table-column table:style-name="Table1.A"/>
        <table:table-row>
          <table:table-cell table:style-name="Table1.A1" office:value-type="string">
            <text:p text:style-name="P38">* <text:span text:style-name="T2">modul în care este organizată tabla de șah la un moment dat</text:span></text:p>
          </table:table-cell>
        </table:table-row>
      </table:table>
      <text:p text:style-name="P4"><text:soft-page-break/><text:tab/><text:span text:style-name="T33">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4"><text:span text:style-name="T25"><text:tab/>Din momentul în care se începe generarea de mutări acestea trebuie reținute într-o structură de date pentru a fi analizate ulterior. În acest scop se folosește structura de date </text:span><text:span text:style-name="T6">S_MOVELIST</text:span><text:span text:style-name="T25">(figura 22), care este o structură simplă ce conține un șir de mutări. O mutare trebuie salvată împreună cu un scor pe care aceasta îl are, de aceea se folosește structura de date </text:span><text:span text:style-name="T6">S_MOVE</text:span><text:span text:style-name="T25">(figura 23) pentru stocarea unei mutări.</text:span></text:p>
      <text:p text:style-name="P3"/>
      <table:table table:name="Table3" table:style-name="Table3">
        <table:table-column table:style-name="Table3.A"/>
        <table:table-column table:style-name="Table3.B"/>
        <table:table-row>
          <table:table-cell table:style-name="Table3.A1" office:value-type="string">
            <text:p text:style-name="P21"><text:span text:style-name="T7">typedef struct {</text:span></text:p>
            <text:p text:style-name="P10"/>
            <text:p text:style-name="P15"><text:span text:style-name="T7"><text:tab/>int move;</text:span></text:p>
            <text:p text:style-name="P15"><text:span text:style-name="T7"><text:tab/>int score;</text:span></text:p>
            <text:p text:style-name="P10"/>
            <text:p text:style-name="P15"><text:span text:style-name="T7">} S_MOVE;</text:span></text:p>
          </table:table-cell>
          <table:table-cell table:style-name="Table3.B1" office:value-type="string">
            <text:p text:style-name="P21"><text:span text:style-name="T7">typedef struct {</text:span></text:p>
            <text:p text:style-name="P11"/>
            <text:p text:style-name="P15"><text:span text:style-name="T7"><text:tab/>S_MOVE moves[MAXPOSITIONMOVES];</text:span></text:p>
            <text:p text:style-name="P15"><text:span text:style-name="T7"><text:tab/>int count;</text:span></text:p>
            <text:p text:style-name="P10"/>
            <text:p text:style-name="P15"><text:span text:style-name="T7">} S_MOVELIST;</text:span></text:p>
          </table:table-cell>
        </table:table-row>
        <table:table-row>
          <table:table-cell table:style-name="Table3.A2" office:value-type="string">
            <text:p text:style-name="P29">Figura 23</text:p>
            <text:p text:style-name="P29">Structura de date S_MOVE</text:p>
          </table:table-cell>
          <table:table-cell table:style-name="Table3.A2" office:value-type="string">
            <text:p text:style-name="P29">Figura 22</text:p>
            <text:p text:style-name="P29">Structura de date S_MOVELIST</text:p>
          </table:table-cell>
        </table:table-row>
      </table:table>
      <text:p text:style-name="P3"/>
      <text:p text:style-name="P3"><text:tab/><text:span text:style-name="T28">Structura </text:span><text:span text:style-name="T5">S_MOVELIST</text:span><text:span text:style-name="T28">, pe lângă mulțimea de mutări, conține și un indicator al numărului de mutări prezente în mulțime. După cum observăm în figura de mai sus o mutare este stocată ca și un număr întreg pe 32 de biți. Se </text:span><text:soft-page-break/><text:span text:style-name="T28">folosesc 25 de biți din cei 32 disponibili pentru a stoca informațiile necesare despre o mutare după cum urmează:</text:span></text:p>
      <text:list xml:id="list3687512351893055984" text:style-name="L2">
        <text:list-item>
          <text:p text:style-name="P6">primii 7 biți reprezintă numărul pătratului de unde se mută piesa; numărul de pătrate disponibile(incluzând cele folosite pentru a detecta dacă piesa este încă pe tablă) este 120, având în vedere că 7 biți permit o valoare maximă de 127 atunci aceasta este suficientă;</text:p>
        </text:list-item>
        <text:list-item>
          <text:p text:style-name="P6">următorii 7 biți reprezintă numărul pătratului unde se mută piesa;</text:p>
        </text:list-item>
        <text:list-item>
          <text:p text:style-name="P6">tipul piesei capturate se stochează în următorii 4 biți, reprezentând o valoare maximă de 15 care este suficientă pentru a reține unul din cele 12 tipuri de piese de șah;</text:p>
        </text:list-item>
        <text:list-item>
          <text:p text:style-name="P7">bitul cu numărul 19 este folosit pentru a stoca dacă s-a produs o capturare de tip en passant;</text:p>
        </text:list-item>
        <text:list-item>
          <text:p text:style-name="P7">următorul bit <text:span text:style-name="T29">este</text:span> fi folosit pentru a verifica dacă un pion a avansat cu două câmpuri;</text:p>
        </text:list-item>
        <text:list-item>
          <text:p text:style-name="P7">următorii 4 biți sunt folosiți pentru a identifica, în cazul în care s-a produs o promovare, tipul piesei la care pionul a fost promovat;</text:p>
        </text:list-item>
        <text:list-item>
          <text:p text:style-name="P7">iar bitul 25, ultimul folosit din cei 32, este folosit pentru a semnala dacă s-a produs o rocadă.</text:p>
        </text:list-item>
      </text:list>
      <text:p text:style-name="P8"><text:tab/>Pentru a prelua datele din mutare se folosesc operații pe biți <text:span text:style-name="T29">de tip shift, sau logic, și logic. Se vor crea fragmente de cod(MACRO) ce execută aceste operații pentru a ușura folosirea lor.</text:span></text:p>
      <text:p text:style-name="P8"><text:tab/><text:span text:style-name="T28">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8"/>
      <text:p text:style-name="P8"/>
      <text:p text:style-name="P8"/>
      <table:table table:name="Table4" table:style-name="Table4">
        <table:table-column table:style-name="Table4.A"/>
        <table:table-column table:style-name="Table4.B"/>
        <text:soft-page-break/>
        <table:table-row>
          <table:table-cell table:style-name="Table4.A1" office:value-type="string">
            <text:p text:style-name="P23"><text:span text:style-name="T8">enum { </text:span></text:p>
            <text:p text:style-name="P14"/>
            <text:p text:style-name="P23"><text:span text:style-name="T8"><text:tab/>WHITE, </text:span></text:p>
            <text:p text:style-name="P23"><text:span text:style-name="T8"><text:tab/>BLACK, </text:span></text:p>
            <text:p text:style-name="P23"><text:span text:style-name="T8"><text:tab/>BOTH </text:span></text:p>
            <text:p text:style-name="P14"/>
            <text:p text:style-name="P14">};</text:p>
            <text:p text:style-name="P30"/>
          </table:table-cell>
          <table:table-cell table:style-name="Table4.B1" office:value-type="string">
            <text:p text:style-name="P22"><text:span text:style-name="T7">enum { </text:span></text:p>
            <text:p text:style-name="P13"><text:tab/></text:p>
            <text:p text:style-name="P22"><text:span text:style-name="T7"><text:tab/>EMPTY, </text:span></text:p>
            <text:p text:style-name="P22"><text:span text:style-name="T7"><text:tab/>wP, wN, wB, wR, wQ, wK, </text:span></text:p>
            <text:p text:style-name="P22"><text:span text:style-name="T7"><text:tab/>bP, bN, bB, bR, bQ, bK </text:span></text:p>
            <text:p text:style-name="P13"/>
            <text:p text:style-name="P13">};</text:p>
          </table:table-cell>
        </table:table-row>
        <table:table-row>
          <table:table-cell table:style-name="Table4.A2" office:value-type="string">
            <text:p text:style-name="P31">Figura 2<text:span text:style-name="T30">5</text:span></text:p>
            <text:p text:style-name="P31">Enumerare tipuri de <text:span text:style-name="T30">jucători</text:span></text:p>
          </table:table-cell>
          <table:table-cell table:style-name="Table4.A2" office:value-type="string">
            <text:p text:style-name="P32">Figura 24</text:p>
            <text:p text:style-name="P32">Enumerare tipuri de piese</text:p>
          </table:table-cell>
        </table:table-row>
      </table:table>
      <text:p text:style-name="P8"/>
      <text:p text:style-name="P8"><text:tab/><text:span text:style-name="T28">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8"><text:tab/><text:span text:style-name="T31">În timpul generării mutărilor de șah există necesitatea anulării unui număr de mutări pentru a reveni la o poziție anterioară. Pentru a îndeplini această necesitate implementarea algoritmului de căutare folosește structura </text:span><text:span text:style-name="T4">S_UNDO</text:span><text:span text:style-name="T31">(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4">S_BOARD</text:span><text:span text:style-name="T31"> i se mai adaugă o componentă: o mulțime de structuri de date tip </text:span><text:span text:style-name="T4">S_UNDO</text:span><text:span text:style-name="T31">. Astfel motorul de căutare va putea anula un număr de mutări necesar pentru a reveni la o poziție anterioară din care poate genera alte mutări.</text:span></text:p>
      <text:p text:style-name="P8"/>
      <text:p text:style-name="P8"/>
      <text:p text:style-name="P8"/>
      <text:p text:style-name="P8"/>
      <table:table table:name="Table5" table:style-name="Table5">
        <table:table-column table:style-name="Table5.A"/>
        <text:soft-page-break/>
        <table:table-row>
          <table:table-cell table:style-name="Table5.A1" office:value-type="string">
            <text:p text:style-name="P21"><text:span text:style-name="T7">typedef struct {</text:span></text:p>
            <text:p text:style-name="P10"/>
            <text:p text:style-name="P15"><text:span text:style-name="T7"><text:tab/>int move;</text:span></text:p>
            <text:p text:style-name="P15"><text:span text:style-name="T7"><text:tab/>int castlePerm;</text:span></text:p>
            <text:p text:style-name="P15"><text:span text:style-name="T7"><text:tab/>int enPas;</text:span></text:p>
            <text:p text:style-name="P15"><text:span text:style-name="T7"><text:tab/>int fiftyMove;</text:span></text:p>
            <text:p text:style-name="P15"><text:span text:style-name="T7"><text:tab/>U64 posKey;</text:span></text:p>
            <text:p text:style-name="P10"/>
            <text:p text:style-name="P15"><text:span text:style-name="T7">} S_UNDO;</text:span></text:p>
          </table:table-cell>
        </table:table-row>
        <table:table-row>
          <table:table-cell table:style-name="Table5.A2" office:value-type="string">
            <text:p text:style-name="P37">Figura 26</text:p>
            <text:p text:style-name="P37">Structura de date S_UNDO</text:p>
          </table:table-cell>
        </table:table-row>
      </table:table>
      <text:p text:style-name="P8"/>
      <text:p text:style-name="P8"><text:tab/><text:span text:style-name="T34">Având structurile de date necesare pentru căutare definite și inițializate se poate porni o căutare a unei mutări de șah pentru o anumită poziție. Funcția principală ce reprezintă punctul de intrare în căutare este funcție de căutare în adâncime progresivă(figura 27). Rolul acestei funcții este de a găsi cea mai bună mutare pe baza funcțiilor de evaluare existente.</text:span></text:p>
      <text:p text:style-name="P8"/>
      <table:table table:name="Table6" table:style-name="Table6">
        <table:table-column table:style-name="Table6.A"/>
        <table:table-row>
          <table:table-cell table:style-name="Table6.A1" office:value-type="string">
            <text:p text:style-name="P21"><text:span text:style-name="T7">void SearchPositions(S_BOARD *pos) {</text:span></text:p>
            <text:p text:style-name="P15"><text:span text:style-name="T7"><text:tab/>int bestMove = NOMOVE;</text:span></text:p>
            <text:p text:style-name="P15"><text:span text:style-name="T7"><text:tab/>int bestScore = -INFINITE;</text:span></text:p>
            <text:p text:style-name="P15"><text:span text:style-name="T7"><text:tab/>// </text:span><text:span text:style-name="T22">iterare progresivă a adâncimii</text:span></text:p>
            <text:p text:style-name="P15"><text:span text:style-name="T7"><text:tab/>for (currentDepth = 1; currentDepth &lt;= </text:span><text:span text:style-name="T22">max_depth</text:span><text:span text:style-name="T7">; ++currentDepth) {</text:span></text:p>
            <text:p text:style-name="P15"><text:span text:style-name="T7"><text:tab/><text:tab/>bestScore = </text:span><text:span text:style-name="T24">NegaMax</text:span><text:span text:style-name="T7">(-INFINITE, INFINITE, currentDepth, pos, info, TRUE);</text:span></text:p>
            <text:p text:style-name="P15"><text:span text:style-name="T7"><text:tab/><text:tab/>pvMoves = GetPvLine(currentDepth, pos);</text:span></text:p>
            <text:p text:style-name="P15"><text:span text:style-name="T7"><text:tab/><text:tab/>bestMove = pos-&gt;PvArray[0];</text:span></text:p>
            <text:p text:style-name="P15"><text:span text:style-name="T7"><text:tab/>}</text:span></text:p>
          </table:table-cell>
        </table:table-row>
        <table:table-row>
          <table:table-cell table:style-name="Table6.A2" office:value-type="string">
            <text:p text:style-name="P36">Figura 27</text:p>
            <text:p text:style-name="P36">Funcția de căutare în adâncime progresivă</text:p>
          </table:table-cell>
        </table:table-row>
      </table:table>
      <text:p text:style-name="P8"/>
      <text:p text:style-name="P24"><text:span text:style-name="T26"><text:tab/></text:span><text:span text:style-name="T27">Iterarea progresivă a adâncimii este realizată pornind de la o adâncime 1 </text:span><text:soft-page-break/><text:span text:style-name="T41">până la limita maximă de căutare, care pentru o căutare în timp util este mai mică sau egală cu 7. Pentru o căutare cu o configurare a poziției de șah egală cu <text:s/></text:span><text:span text:style-name="T45">„</text:span><text:span text:style-name="T48">r3k2r/p1ppqpb1/bn2pnp1/3PN3/1p2P3/2N2Q1p/PPPBBPPP/R3K2R w KQkq - 0 1</text:span><text:span text:style-name="T44">” o căutare cu o adâncime maximă de 6 se generea</text:span><text:span text:style-name="T41">ză 8031647685 </text:span><text:span text:style-name="T42">de mutări posibile după ce algoritmul a suferit modificările necesare de optimizare.<text:tab/></text:span><text:span text:style-name="T43">Algoritmul ce urmează a fi detaliat este </text:span><text:span text:style-name="T46">NegaMax</text:span><text:span text:style-name="T36"> cu tăieri alfa beta</text:span><text:span text:style-name="T37">(figura 28)</text:span><text:span text:style-name="T36">.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24"><text:span text:style-name="T38"/></text:p>
      <table:table table:name="Table7" table:style-name="Table7">
        <table:table-column table:style-name="Table7.A"/>
        <table:table-row table:style-name="Table7.1">
          <table:table-cell table:style-name="Table7.A1" office:value-type="string">
            <text:p text:style-name="P16"><text:span text:style-name="T7">int</text:span><text:span text:style-name="T7"> </text:span><text:span text:style-name="T23">NegaMax</text:span><text:span text:style-name="T7">(</text:span><text:span text:style-name="T7">int</text:span><text:span text:style-name="T7"> </text:span><text:span text:style-name="T7">alpha</text:span><text:span text:style-name="T7">,</text:span><text:span text:style-name="T7"> </text:span><text:span text:style-name="T7">int</text:span><text:span text:style-name="T7"> </text:span><text:span text:style-name="T7">beta</text:span><text:span text:style-name="T7">,</text:span><text:span text:style-name="T7"> </text:span><text:span text:style-name="T7">int</text:span><text:span text:style-name="T7"> </text:span><text:span text:style-name="T7">depth</text:span><text:span text:style-name="T7">,</text:span><text:span text:style-name="T7"> </text:span><text:span text:style-name="T7">S_BOARD</text:span><text:span text:style-name="T7"> </text:span><text:span text:style-name="T7">*</text:span><text:span text:style-name="T7">pos</text:span><text:span text:style-name="T19">) {</text:span></text:p>
            <text:p text:style-name="P19"><text:span text:style-name="T7"><text:tab/>int legal;</text:span></text:p>
            <text:p text:style-name="P16"><text:span text:style-name="T19"><text:tab/></text:span><text:span text:style-name="T7">S_MOVELIST</text:span><text:span text:style-name="T7"> </text:span><text:span text:style-name="T7">list</text:span><text:span text:style-name="T7">[</text:span><text:span text:style-name="T7">1</text:span><text:span text:style-name="T7">];</text:span></text:p>
            <text:p text:style-name="P15"><text:span text:style-name="T7"><text:tab/></text:span><text:span text:style-name="T7">GenerateAllMoves</text:span><text:span text:style-name="T7">(</text:span><text:span text:style-name="T7">pos</text:span><text:span text:style-name="T7">,</text:span><text:span text:style-name="T7"> </text:span><text:span text:style-name="T7">list</text:span><text:span text:style-name="T7">);</text:span></text:p>
            <text:p text:style-name="P17"><text:span text:style-name="T19"><text:tab/></text:span><text:span text:style-name="T7">for</text:span><text:span text:style-name="T7"> </text:span><text:span text:style-name="T7">(</text:span><text:span text:style-name="T7">moveNum</text:span><text:span text:style-name="T7"> </text:span><text:span text:style-name="T7">=</text:span><text:span text:style-name="T7"> </text:span><text:span text:style-name="T7">0</text:span><text:span text:style-name="T7">;</text:span><text:span text:style-name="T7"> </text:span><text:span text:style-name="T7">moveNum</text:span><text:span text:style-name="T7"> </text:span><text:span text:style-name="T7">&lt;</text:span><text:span text:style-name="T7"> </text:span><text:span text:style-name="T7">list</text:span><text:span text:style-name="T7">-&gt;</text:span><text:span text:style-name="T7">count</text:span><text:span text:style-name="T7">;</text:span><text:span text:style-name="T7"> </text:span><text:span text:style-name="T7">++</text:span><text:span text:style-name="T7">moveNum</text:span><text:span text:style-name="T7">)</text:span><text:span text:style-name="T7"> </text:span><text:span text:style-name="T7">{</text:span></text:p>
            <text:p text:style-name="P17"><text:span text:style-name="T7"><text:tab/><text:tab/></text:span><text:span text:style-name="T7">PickNextMove</text:span><text:span text:style-name="T7">(</text:span><text:span text:style-name="T7">moveNum</text:span><text:span text:style-name="T7">,</text:span><text:span text:style-name="T7"> </text:span><text:span text:style-name="T7">list</text:span><text:span text:style-name="T7">);</text:span></text:p>
            <text:p text:style-name="P16"><text:span text:style-name="T7"><text:tab/><text:tab/></text:span><text:span text:style-name="T7">if</text:span><text:span text:style-name="T7"> </text:span><text:span text:style-name="T7">(!</text:span><text:span text:style-name="T7">MakeMove</text:span><text:span text:style-name="T7">(</text:span><text:span text:style-name="T7">pos</text:span><text:span text:style-name="T7">,</text:span><text:span text:style-name="T7"> </text:span><text:span text:style-name="T7">list</text:span><text:span text:style-name="T7">-&gt;</text:span><text:span text:style-name="T7">moves</text:span><text:span text:style-name="T7">[</text:span><text:span text:style-name="T7">moveNum</text:span><text:span text:style-name="T7">].</text:span><text:span text:style-name="T7">move</text:span><text:span text:style-name="T7">))</text:span><text:span text:style-name="T7"> </text:span><text:span text:style-name="T7">{</text:span></text:p>
            <text:p text:style-name="P15"><text:span text:style-name="T7"><text:tab/><text:tab/><text:tab/></text:span><text:span text:style-name="T7">continue</text:span><text:span text:style-name="T7">;</text:span></text:p>
            <text:p text:style-name="P15"><text:span text:style-name="T7"><text:tab/><text:tab/></text:span><text:span text:style-name="T7">}</text:span></text:p>
            <text:p text:style-name="P16"><text:span text:style-name="T7"><text:tab/><text:tab/></text:span><text:span text:style-name="T19">legal++;</text:span></text:p>
            <text:p text:style-name="P18"><text:span text:style-name="T19"><text:tab/><text:tab/></text:span><text:span text:style-name="T7">score</text:span><text:span text:style-name="T7"> </text:span><text:span text:style-name="T7">=</text:span><text:span text:style-name="T7"> </text:span><text:span text:style-name="T7">-</text:span><text:span text:style-name="T23">NegaMax</text:span><text:span text:style-name="T7">(-</text:span><text:span text:style-name="T7">beta</text:span><text:span text:style-name="T7">,</text:span><text:span text:style-name="T7"> </text:span><text:span text:style-name="T7">-</text:span><text:span text:style-name="T7">alpha</text:span><text:span text:style-name="T7">,</text:span><text:span text:style-name="T7"> </text:span><text:span text:style-name="T7">depth</text:span><text:span text:style-name="T7"> </text:span><text:span text:style-name="T7">-</text:span><text:span text:style-name="T7"> </text:span><text:span text:style-name="T7">1</text:span><text:span text:style-name="T7">,</text:span><text:span text:style-name="T7"> </text:span><text:span text:style-name="T7">pos</text:span><text:span text:style-name="T7">);</text:span></text:p>
            <text:p text:style-name="P19"><text:span text:style-name="T7"><text:tab/><text:tab/>TakeMove(pos);</text:span></text:p>
            <text:p text:style-name="P19"><text:span text:style-name="T7"><text:tab/><text:tab/>if (score &gt; alpha) {</text:span></text:p>
            <text:p text:style-name="P19"><text:span text:style-name="T7"><text:tab/><text:tab/><text:tab/>if (score &gt;= beta) {</text:span></text:p>
            <text:p text:style-name="P19"><text:span text:style-name="T7"><text:tab/><text:tab/><text:tab/><text:tab/>return beta;</text:span></text:p>
            <text:p text:style-name="P19"><text:span text:style-name="T7"><text:tab/><text:tab/><text:tab/>}</text:span></text:p>
            <text:p text:style-name="P19"><text:span text:style-name="T7"><text:tab/><text:tab/><text:tab/>alpha = score;</text:span></text:p>
            <text:p text:style-name="P19"><text:span text:style-name="T7"><text:tab/><text:tab/><text:tab/>bestMove = list-&gt;moves[moveNum].move;</text:span></text:p>
            <text:p text:style-name="P19"><text:span text:style-name="T7"><text:tab/><text:tab/>}</text:span></text:p>
            <text:p text:style-name="P19"><text:soft-page-break/><text:span text:style-name="T7"><text:tab/>}</text:span></text:p>
            <text:p text:style-name="P19"><text:span text:style-name="T7"><text:tab/></text:span><text:span text:style-name="T7">if</text:span><text:span text:style-name="T7"> </text:span><text:span text:style-name="T7">(</text:span><text:span text:style-name="T7">legal</text:span><text:span text:style-name="T7"> </text:span><text:span text:style-name="T7">==</text:span><text:span text:style-name="T7"> </text:span><text:span text:style-name="T7">0</text:span><text:span text:style-name="T7">)</text:span><text:span text:style-name="T7"> </text:span><text:span text:style-name="T7">{</text:span></text:p>
            <text:p text:style-name="P15"><text:span text:style-name="T7"><text:tab/><text:tab/></text:span><text:span text:style-name="T7">if</text:span><text:span text:style-name="T7"> </text:span><text:span text:style-name="T7">(</text:span><text:span text:style-name="T7">SqAttacked</text:span><text:span text:style-name="T7">(</text:span><text:span text:style-name="T7">pos</text:span><text:span text:style-name="T7">-&gt;</text:span><text:span text:style-name="T7">KingSq</text:span><text:span text:style-name="T7">[</text:span><text:span text:style-name="T7">pos</text:span><text:span text:style-name="T7">-&gt;</text:span><text:span text:style-name="T7">side</text:span><text:span text:style-name="T7">],</text:span><text:span text:style-name="T7"> </text:span><text:span text:style-name="T7">pos</text:span><text:span text:style-name="T7">-&gt;</text:span><text:span text:style-name="T7">side</text:span><text:span text:style-name="T7"> </text:span><text:span text:style-name="T7">^</text:span><text:span text:style-name="T7"> </text:span><text:span text:style-name="T7">1</text:span><text:span text:style-name="T7">,</text:span><text:span text:style-name="T7"> </text:span><text:span text:style-name="T7">pos</text:span><text:span text:style-name="T7">))</text:span><text:span text:style-name="T7"> </text:span><text:span text:style-name="T7">{</text:span></text:p>
            <text:p text:style-name="P15"><text:span text:style-name="T7"><text:tab/><text:tab/><text:tab/></text:span><text:span text:style-name="T7">return</text:span><text:span text:style-name="T7"> </text:span><text:span text:style-name="T7">-</text:span><text:span text:style-name="T7">MATE</text:span><text:span text:style-name="T7"> </text:span><text:span text:style-name="T7">+</text:span><text:span text:style-name="T7"> </text:span><text:span text:style-name="T7">pos</text:span><text:span text:style-name="T7">-&gt;</text:span><text:span text:style-name="T7">ply</text:span><text:span text:style-name="T7">;</text:span></text:p>
            <text:p text:style-name="P15"><text:span text:style-name="T7"><text:tab/><text:tab/></text:span><text:span text:style-name="T7">}</text:span><text:span text:style-name="T7"> </text:span><text:span text:style-name="T7">else</text:span><text:span text:style-name="T7"> </text:span><text:span text:style-name="T7">{</text:span></text:p>
            <text:p text:style-name="P15"><text:span text:style-name="T7"><text:tab/><text:tab/><text:tab/></text:span><text:span text:style-name="T7">return</text:span><text:span text:style-name="T7"> </text:span><text:span text:style-name="T7">0</text:span><text:span text:style-name="T7">;</text:span></text:p>
            <text:p text:style-name="P15"><text:span text:style-name="T7"><text:tab/><text:tab/></text:span><text:span text:style-name="T7">}</text:span></text:p>
            <text:p text:style-name="P15"><text:span text:style-name="T7"><text:tab/></text:span><text:span text:style-name="T7">}</text:span></text:p>
            <text:p text:style-name="P15"><text:span text:style-name="T7"><text:tab/></text:span><text:span text:style-name="T7">if</text:span><text:span text:style-name="T7"> </text:span><text:span text:style-name="T7">(</text:span><text:span text:style-name="T7">alpha</text:span><text:span text:style-name="T7"> </text:span><text:span text:style-name="T7">!=</text:span><text:span text:style-name="T7"> </text:span><text:span text:style-name="T7">oldAlpha</text:span><text:span text:style-name="T7">)</text:span><text:span text:style-name="T7"> </text:span><text:span text:style-name="T7">{</text:span></text:p>
            <text:p text:style-name="P15"><text:span text:style-name="T7"><text:tab/><text:tab/></text:span><text:span text:style-name="T7">StorePvMove</text:span><text:span text:style-name="T7">(</text:span><text:span text:style-name="T7">pos</text:span><text:span text:style-name="T7">,</text:span><text:span text:style-name="T7"> </text:span><text:span text:style-name="T7">bestMove</text:span><text:span text:style-name="T7">);</text:span></text:p>
            <text:p text:style-name="P15"><text:span text:style-name="T7"><text:tab/></text:span><text:span text:style-name="T7">}</text:span></text:p>
            <text:p text:style-name="P15"><text:span text:style-name="T7"><text:tab/></text:span><text:span text:style-name="T7">return</text:span><text:span text:style-name="T7"> </text:span><text:span text:style-name="T7">alpha</text:span><text:span text:style-name="T7">;</text:span></text:p>
            <text:p text:style-name="P19"><text:span text:style-name="T7">}</text:span></text:p>
          </table:table-cell>
        </table:table-row>
      </table:table>
      <text:p text:style-name="P35"><text:span text:style-name="T50">Figura 28</text:span></text:p>
      <text:p text:style-name="P34"><text:span text:style-name="T51">Funcția NegaMax cu tăieri alfa beta</text:span></text:p>
      <text:p text:style-name="P25"><text:span text:style-name="T35"/></text:p>
      <text:p text:style-name="P25"><text:span text:style-name="T35"><text:tab/></text:span><text:span text:style-name="T39">Primul pas în algoritmul </text:span><text:span text:style-name="T40">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47">pos→ply</text:span><text:span text:style-name="T40">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3. Implementarea aplicație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9M7S</meta:editing-duration>
    <meta:editing-cycles>36</meta:editing-cycles>
    <meta:generator>LibreOffice/4.4.3.2$Windows_x86 LibreOffice_project/88805f81e9fe61362df02b9941de8e38a9b5fd16</meta:generator>
    <dc:date>2015-06-18T22:35:53.808000000</dc:date>
    <meta:document-statistic meta:table-count="7" meta:image-count="0" meta:object-count="0" meta:page-count="7" meta:paragraph-count="121" meta:word-count="1424" meta:character-count="8799" meta:non-whitespace-character-count="7392"/>
    <meta:user-defined meta:name="Info 1"/>
    <meta:user-defined meta:name="Info 2"/>
    <meta:user-defined meta:name="Info 3"/>
    <meta:user-defined meta:name="Info 4"/>
  </office:meta>
</office:document-meta>
</file>